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4.18 17:13   |   <text:a xlink:type="simple" xlink:href="http://palinfo.habago.org/Entry?Command=Information_PrintForum&amp;iPage=22&amp;sType=FORUM#FORUM37376"><text:span text:style-name="T2">#</text:span></text:a></text:p>
      <text:p text:style-name="P2">卡韓政變<text:span text:style-name="T3">(13)</text:span>：只要合法，血汗工廠有什麼不好？<text:span text:style-name="T3"> <text:line-break/><text:line-break/></text:span>陳真<text:span text:style-name="T3"><text:s/>2019. 04. 18. <text:line-break/><text:line-break/><text:line-break/></text:span>底下是七年前的文章，請各位仔細想一想，就算拋開一切政治操弄與權謀之卑劣不談，光是從最簡單的角色適合性來說，你真的會相信郭台銘這樣一個所謂事業有成的大老闆，適合擔任總統？<text:span text:style-name="T3"> <text:line-break/><text:line-break/></text:span>他連自己完全可以一手掌控的公司都無法治理得像樣，遑論治理一個國家？更大的問題是，他根本無法意識到問題所在，他反而還以這樣一種鐵血管理與剝削政策為傲，甚至一再揚言，<text:span text:style-name="T3">"</text:span>只要合法，血汗工廠有什麼不好？<text:span text:style-name="T3">" <text:line-break/><text:line-break/></text:span>其實，要合法還不簡單，只要他哪天大權在握，便能如其所願修改法令，別說一例一休，我看全年無休都有可能。做為一個成功的企業家，所謂成功，往往只是在於成功累積個人巨大財富，而不是創造眾人財富，更不是財富重分配。以這樣一種所謂成功來定義政治角色之所需，是極其荒唐的。<text:span text:style-name="T3"> <text:line-break/><text:line-break/></text:span>美國貧富差距非常大，一般人連生病都生不起，一旦重病，便是死路一條。但是你看，美國歷年來的掌權者，全是跟郭董一樣甚至有過之無不及的超級大富豪，但是美國人的生活有改善嗎？大富豪看待世界的想法與價值觀，跟擔任一個政治人物所需的能力與心態，會是一樣的嗎？更具體地說，你真的相信這些大富豪會把你當人看？別傻了。<text:span text:style-name="T3"> <text:line-break/><text:line-break/></text:span>我並不是因為力挺韓國瑜所以才貶低郭台銘。郭董也許是成功的企業家，但依其長年以來所表現的想法與作風，他卻必然會是一種最壞的政治人物類型。<text:span text:style-name="T3"> <text:line-break/><text:line-break/></text:span>我特別感到心寒的是，國民黨掌有權力之上位者，他們在思索這一切權力歸屬時，從來不是把眾人的基本生活福祉與下一代的長遠生存環境擺在第一位，而是根本就不存在他們的思考範圍裏頭；腦子想的，全是如何合縱連橫，機關算盡，如何在權力遊戲中為自己謀得最大利益。<text:span text:style-name="T3"> <text:line-break/><text:line-break/>================= <text:line-break/></text:span>【聲明】富士康「血汗工廠」當之無愧<text:span text:style-name="T3"> <text:line-break/><text:line-break/></text:span>違法違規剝削工人從無休止<text:span text:style-name="T3"> <text:line-break/><text:line-break/></text:span>苦勞網<text:span text:style-name="T3"><text:s/>2012/05/31 <text:line-break/><text:line-break/></text:span>資料來源<text:span text:style-name="T3">: <text:line-break/><text:line-break/></text:span>中國勞動<text:span text:style-name="T3"> <text:line-break/></text:span>透視亞洲專訊<text:span text:style-name="T3"> <text:line-break/></text:span>全國自主勞工聯盟<text:span text:style-name="T3"> <text:line-break/></text:span>全球化監察勞動力<text:span text:style-name="T3"> <text:line-break/></text:span>勞動視野工作室<text:span text:style-name="T3"> <text:line-break/></text:span>地球公民基金會<text:span text:style-name="T3"> <text:line-break/></text:span>大學師生監察無良企業行動<text:span text:style-name="T3"> <text:line-break/></text:span>嶺南大學學生會<text:span text:style-name="T3"> <text:line-break/></text:span>左翼廿一<text:span text:style-name="T3"> <text:line-break/></text:span>桃園縣群眾服務協會<text:span text:style-name="T3"> <text:line-break/></text:span>苦勞網<text:span text:style-name="T3"> <text:line-break/></text:span>青年勞動九五聯盟<text:span text:style-name="T3"> <text:line-break/></text:span>香港基督徒學生運動<text:span text:style-name="T3"> <text:line-break/></text:span>香港基督教工業委員會<text:span text:style-name="T3"> <text:line-break/></text:span>香港專上學生聯會<text:span text:style-name="T3"> <text:line-break/></text:span>香港職工會聯盟<text:span text:style-name="T3"> <text:line-break/></text:span>高科技冷血青年<text:span text:style-name="T3"> <text:line-break/><text:line-break/></text:span>今天（<text:span text:style-name="T3">2012</text:span>年<text:span text:style-name="T3">5</text:span>月<text:span text:style-name="T3">31</text:span>日），是大學師生監察無良企業行動（<text:span text:style-name="T3">SACOM</text:span>）與香港民間組織第三年來到富士康國際控股有限公司的周年股東大會，抗議其內地工廠惡劣的勞動待遇。遺憾的是，富士康一直漠視民間團體對其營運的監督與建言。<text:span text:style-name="T3"> <text:line-break/><text:line-break/></text:span>富士康的母公司鴻海集團總裁郭台銘更大放厥詞，聲稱「血汗工廠有何不好？」，態度囂張，明顯地反映富士康無意真正改善工人勞動條件，亦間接承認過去兩年以來的所謂改善員工福利待遇，不過是虛偽矯飾的公關工程而已。<text:span text:style-name="T3"> <text:line-break/><text:line-break/></text:span>自<text:span text:style-name="T3">2010</text:span>年以來，<text:span text:style-name="T3">SACOM</text:span>曾先後發表多份調查報告，揭示深圳、成都、鄭州等地的富士康工廠用工行為嚴重違反勞動法規。今年初，蘋果公司加入公平勞工協會（<text:span text:style-name="T3">Fair Labour Association, FLA</text:span>），在富士康首肯之下，指派調查員在富士康進行調查，亦發現課扣工資等大量違法問題。<text:span text:style-name="T3"> <text:line-break/><text:line-break/></text:span>富士康表示願意對部分違規作出補救。然而，當<text:span text:style-name="T3">SACOM</text:span>今年<text:span text:style-name="T3">3</text:span>至<text:span text:style-name="T3">5</text:span>月繼續在鄭州及深圳富士康調查，不但工人並未知悉<text:span text:style-name="T3">FLA</text:span>對工廠整改的建議，以至工人根本無法監督整改措施的落實執行；同時，<text:span text:style-name="T3">SACOM </text:span>更發現富士康仍然存在無償加班、過度加班、管理嚴苛等違法違規的問題，可見早前富士康承諾改善工人待遇，只是空談。<text:span text:style-name="T3"> <text:line-break/><text:line-break/></text:span>更為無恥的是，郭台銘在<text:span text:style-name="T3">4</text:span>月底在台灣宴請<text:span text:style-name="T3">200</text:span>名大陸員工時，無視部分車間工人集體罷工、揚言集體自殺的抗議，竟表示「血汗工廠有什麼不好？只要合符法令，相信一分耕耘、一分收穫」：富士康違反國家勞動法規，剝削工人的勞動成果以獲利，工人工資低生活欠保障，企業工會由管理人員操控，保護工人權益上不作為，工人甚至被訓戒不許對媒體或調查人員揭露工廠真實待遇，工人根本無法為自己的辛勤勞動取回應有的酬勞！<text:span text:style-name="T3"> <text:line-break/><text:line-break/></text:span>於此，<text:span text:style-name="T3">SACOM</text:span>譴責郭台銘無視工人權益，赤裸裸地剝削工人，並嚴正要求富士康：<text:span text:style-name="T3"><text:s/></text:span>一、促進富士康工會依法民主選舉工會幹部；<text:span text:style-name="T3"><text:s/></text:span>二、提供生活工資，使工人及其家庭生活得到保障；<text:span text:style-name="T3"><text:s/></text:span>三、整改嚴苛的管理制度，確保安全的工作環境，還工人勞動尊嚴；<text:span text:style-name="T3"><text:s/></text:span>四、為工人提供職業安全及勞動法規的培訓及措施；<text:span text:style-name="T3"><text:s/></text:span>五、為被侵權的工人作出賠償。<text:span text:style-name="T3"> <text:line-break/><text:line-break/></text:span>大學師生監察無良企業行動<text:span text:style-name="T3"><text:s/>2012</text:span>年<text:span text:style-name="T3">5</text:span>月<text:span text:style-name="T3">31</text:span>日<text:span text:style-name="T3"> <text:line-break/><text:line-break/></text:span>團體聯署：<text:span text:style-name="T3"><text:s/></text:span>香港職工會聯盟、桃園縣群眾服務協會、全國自主勞工聯盟、高科技冷血青年、勞動視野工作室、苦勞網、全球化監察、勞動力、中國勞動透視、香港基督教工業委員會、青年勞動九五聯盟、嶺南大學學生會、香港專上學生聯會、地球公民基金會、左翼廿一、亞洲專訊、香港基督徒學生運動。</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